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2000003AE41C57F7A2A4BB6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0.316cm" fo:min-width="2.6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opacity="0%" draw:textarea-horizontal-align="justify" draw:textarea-vertical-align="middle" draw:auto-grow-height="false" fo:min-height="1.116cm" fo:min-width="15.666cm" fo:padding-top="0.142cm" fo:padding-bottom="0.142cm" fo:padding-left="0.267cm" fo:padding-right="0.267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999cm" svg:height="20.573cm" svg:x="-0.02cm" svg:y="0.177cm">
          <draw:image xlink:href="Pictures/1000000000000502000003AE41C57F7A2A4BB694.png" xlink:type="simple" xlink:show="embed" xlink:actuate="onLoad">
            <text:p/>
          </draw:image>
        </draw:frame>
        <draw:custom-shape draw:style-name="gr2" draw:text-style-name="P2" draw:layer="layout" svg:width="3.2cm" svg:height="0.6cm" svg:x="10cm" svg:y="1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2cm" svg:height="1.4cm" svg:x="0.2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9:26:48.081367089</meta:creation-date>
    <dc:date>2019-06-03T16:33:54.237579539</dc:date>
    <meta:editing-duration>PT2M35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